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000000001AF000001906393AE3C153651D3.png" manifest:media-type="image/png"/>
  <manifest:file-entry manifest:full-path="Pictures/1000020100000280000000C204584F63D14417BC.png" manifest:media-type="image/png"/>
  <manifest:file-entry manifest:full-path="Pictures/100002010000017D000001551730F22969282253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subtitle">
      <style:graphic-properties draw:fill-color="#ffffff" fo:min-height="15.001cm" fo:padding-left="2cm" fo:padding-right="2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8" style:family="presentation" style:parent-style-name="Default-subtitle" style:list-style-name="L5">
      <style:graphic-properties draw:fill-color="#ffffff" fo:min-height="15.001cm"/>
    </style:style>
    <style:style style:name="pr9" style:family="presentation" style:parent-style-name="Default-subtitle" style:list-style-name="L7">
      <style:graphic-properties draw:fill-color="#ffffff" fo:min-height="15.001cm"/>
    </style:style>
    <style:style style:name="pr10" style:family="presentation" style:parent-style-name="Default-title">
      <style:graphic-properties draw:fill-color="#f36838" fo:min-height="2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co3" style:family="table-column">
      <style:table-column-properties style:column-width="8.997cm" style:use-optimal-column-width="false"/>
    </style:style>
    <style:style style:name="co4" style:family="table-column">
      <style:table-column-properties style:column-width="9.006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6.367cm"/>
    </style:style>
    <style:style style:name="ro3" style:family="table-row">
      <style:table-row-properties style:row-height="2.993cm"/>
    </style:style>
    <style:style style:name="ro4" style:family="table-row">
      <style:table-row-properties style:row-height="4.507cm"/>
    </style:style>
    <style:style style:name="ro5" style:family="table-row">
      <style:table-row-properties style:row-height="4.508cm"/>
    </style:style>
    <style:style style:name="ce1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2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3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4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32pt" fo:font-weight="bold" style:font-size-asian="32pt" style:font-weight-asian="bold" style:font-size-complex="32pt" style:font-weight-complex="bold" fo:hyphenate="true"/>
    </style:style>
    <style:style style:name="ce5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6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7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8" style:family="table-cell">
      <loext:graphic-properties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="1.13pt solid #ffffff">
        <style:tab-stops/>
      </style:paragraph-properties>
      <style:text-properties style:use-window-font-color="true" fo:font-size="24pt" fo:font-weight="bold" style:font-size-asian="32pt" style:font-weight-asian="bold" style:font-size-complex="32pt" style:font-weight-complex="bold" fo:hyphenate="true"/>
    </style:style>
    <style:style style:name="ce9" style:family="table-cell">
      <loext:graphic-properties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11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32pt" style:font-weight-asian="bold" style:font-size-complex="32pt" style:font-weight-complex="bold"/>
    </style:style>
    <style:style style:name="ce13" style:family="table-cell">
      <loext:graphic-properties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5" style:family="paragraph">
      <loext:graphic-properties draw:fill-color="#ffffff"/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6" style:family="paragraph">
      <loext:graphic-properties draw:fill-color="#ffffff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margin-top="0cm" fo:margin-bottom="0.1cm" fo:line-height="100%">
        <style:tab-stops/>
      </style:paragraph-properties>
    </style:style>
    <style:style style:name="P10" style:family="paragraph">
      <loext:graphic-properties draw:fill="solid" draw:fill-color="#c4c4c4"/>
      <style:paragraph-properties fo:margin-top="0cm" fo:margin-bottom="0.1cm" fo:line-height="100%">
        <style:tab-stops/>
      </style:paragraph-properties>
      <style:text-properties style:font-name="Courier New" fo:font-size="18pt" style:font-size-asian="18pt" style:font-size-complex="18pt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3" style:family="paragraph">
      <style:paragraph-properties fo:text-align="center"/>
      <style:text-properties fo:hyphenate="true"/>
    </style:style>
    <style:style style:name="P14" style:family="paragraph">
      <style:paragraph-properties fo:text-align="start">
        <style:tab-stops/>
      </style:paragraph-properties>
      <style:text-properties fo:hyphenate="true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fo:text-align="start"/>
    </style:style>
    <style:style style:name="P18" style:family="paragraph">
      <style:paragraph-properties fo:margin-top="0cm" fo:margin-bottom="0.1cm"/>
    </style:style>
    <style:style style:name="P19" style:family="paragraph">
      <loext:graphic-properties draw:fill="solid" draw:fill-color="#c4c4c4"/>
      <style:paragraph-properties fo:margin-top="0cm" fo:margin-bottom="0.1cm"/>
      <style:text-properties style:font-name="Courier New" fo:font-size="18pt" style:font-size-asian="18pt" style:font-size-complex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2" style:family="paragraph">
      <loext:graphic-properties draw:fill-color="#ffffff"/>
      <style:paragraph-properties fo:text-align="start"/>
      <style:text-properties fo:font-size="48pt"/>
    </style:style>
    <style:style style:name="P23" style:family="paragraph">
      <loext:graphic-properties draw:fill-color="#f36838"/>
    </style:style>
    <style:style style:name="P24" style:family="paragraph">
      <style:text-properties fo:font-size="32pt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b62118" fo:font-weight="bold" style:font-weight-asian="bold" style:font-weight-complex="bold"/>
    </style:style>
    <style:style style:name="T7" style:family="text">
      <style:text-properties style:font-name="Courier New" fo:font-size="18pt" style:font-size-asian="18pt" style:font-size-complex="18pt"/>
    </style:style>
    <style:style style:name="T8" style:family="text">
      <style:text-properties style:font-name="Courier New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0000" fo:font-size="24pt" fo:font-weight="bold" style:font-size-asian="32pt" style:font-weight-asian="bold" style:font-size-complex="32pt" style:font-weight-complex="bold"/>
    </style:style>
    <style:style style:name="T12" style:family="text">
      <style:text-properties style:use-window-font-color="true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New" fo:font-size="18pt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font-name="Courier 10 Pitch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ffff" fo:font-size="24pt" fo:font-weight="bold" style:font-size-asian="32pt" style:font-weight-asian="bold" style:font-size-complex="32pt" style:font-weight-complex="bold"/>
    </style:style>
    <style:style style:name="T20" style:family="text">
      <style:text-properties style:use-window-font-color="true" fo:font-size="72pt" fo:font-weight="bold" style:font-size-asian="72pt" style:font-weight-asian="bold" style:font-size-complex="72pt" style:font-weight-complex="bold"/>
    </style:style>
    <style:style style:name="T21" style:family="text">
      <style:text-properties fo:font-size="48pt"/>
    </style:style>
    <style:style style:name="T22" style:family="text">
      <style:text-properties fo:font-size="32pt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Design by Contrac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5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4" draw:text-style-name="P5" draw:layer="layout" svg:width="27cm" svg:height="15cm" svg:x="0.5cm" svg:y="3cm" presentation:class="subtitle" presentation:user-transformed="true">
          <draw:text-box>
            <text:p text:style-name="P4">Design by contract views software design as a succession of contracting decisions [M91].</text:p>
            <text:p text:style-name="P4"/>
            <text:p text:style-name="P4"><text:span text:style-name="T5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7" draw:layer="layout" svg:width="16cm" svg:height="14.32cm" svg:x="6cm" svg:y="3.34cm">
          <draw:image xlink:href="Pictures/100002010000017D000001551730F2296928225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 contract is effectively an interface specific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7" draw:text-style-name="P10" draw:layer="layout" svg:width="27cm" svg:height="13.5cm" svg:x="0.5cm" svg:y="3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 // [1]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</text:span><text:span text:style-name="T8">doInsert</text:span><text:span text:style-name="T7">(int i, String c);</text:span></text:p>
            <text:p text:style-name="P9"><text:span text:style-name="T7"/></text:p>
          </draw:text-box>
        </draw:frame>
        <draw:frame draw:style-name="gr3" draw:text-style-name="P12" draw:layer="layout" svg:width="26.5cm" svg:height="4cm" svg:x="0cm" svg:y="17cm">
          <draw:text-box>
            <text:p text:style-name="P11"><text:span text:style-name="T9">[1]</text:span><text:span text:style-name="T9"><text:tab/></text:span><text:span text:style-name="T9">Please note that assertion checking using the assert keyword can be switched off;</text:span><text:span text:style-name="T9"><text:line-break/></text:span><text:span text:style-name="T9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6.999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3"><text:span text:style-name="T10">Rights</text:span></text:p>
              </table:table-cell>
              <table:table-cell table:style-name="ce3">
                <text:p text:style-name="P13"><text:span text:style-name="T10">Obligations</text:span></text:p>
              </table:table-cell>
            </table:table-row>
            <table:table-row table:style-name="ro2">
              <table:table-cell table:style-name="ce4">
                <text:p text:style-name="P13"><text:span text:style-name="T10">Client</text:span></text:p>
              </table:table-cell>
              <table:table-cell table:style-name="ce5">
                <text:p text:style-name="P14"><text:span text:style-name="T11">Receives Name object with component inserted</text:span></text:p>
              </table:table-cell>
              <table:table-cell table:style-name="ce6">
                <text:p text:style-name="P14"><text:span text:style-name="T11">Ensures defined environment, i.e. </text:span></text:p>
                <text:p text:style-name="P14"><text:span text:style-name="T11">index is valid and</text:span></text:p>
                <text:p text:style-name="P14"><text:span text:style-name="T11">component != null</text:span></text:p>
              </table:table-cell>
            </table:table-row>
            <table:table-row table:style-name="ro2">
              <table:table-cell table:style-name="ce3">
                <text:p text:style-name="P13"><text:span text:style-name="T10">Contractor</text:span></text:p>
              </table:table-cell>
              <table:table-cell table:style-name="ce7">
                <text:p text:style-name="P14"><text:span text:style-name="T11">Operates in defined environment</text:span></text:p>
              </table:table-cell>
              <table:table-cell table:style-name="ce8">
                <text:p text:style-name="P14"><text:span text:style-name="T11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dundant code is (mostly) a bad idea</text:span></text:p>
                <text:list>
                  <text:list-item>
                    <text:p><text:span text:style-name="T12">Design by contract makes code lean</text:span></text:p>
                  </text:list-item>
                  <text:list-item>
                    <text:p><text:span text:style-name="T12">Design by contract removes redundan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Leads to well-specified interfaces</text:p>
              </text:list-item>
              <text:list-item>
                <text:p text:style-name="P15">Leads to clean separation of work</text:p>
              </text:list-item>
              <text:list-item>
                <text:p text:style-name="P15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7" draw:layer="layout" svg:width="24cm" svg:height="7.27cm" svg:x="2cm" svg:y="6.865cm">
          <draw:image xlink:href="Pictures/1000020100000280000000C204584F63D14417B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pressing Design by Contract</text:p>
          </draw:text-box>
        </draw:frame>
        <draw:frame presentation:style-name="pr8" draw:text-style-name="P17" draw:layer="layout" svg:width="27cm" svg:height="11.5cm" svg:x="0.5cm" svg:y="2.25cm" presentation:class="subtitle">
          <draw:text-box>
            <text:list text:style-name="L5">
              <text:list-item>
                <text:p text:style-name="P16">Preconditions</text:p>
              </text:list-item>
              <text:list-item>
                <text:p text:style-name="P16">Class invariants</text:p>
              </text:list-item>
              <text:list-item>
                <text:p text:style-name="P16">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e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o be met for successful method entry</text:span></text:p>
                <text:list>
                  <text:list-item>
                    <text:p><text:span text:style-name="T12">The purpose is to guarantee a safe operating environment</text:span>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8"><text:s text:c="2"/></text:span><text:span text:style-name="T8">assertIsValidIndex(i, getNoComponents() + 1);</text:span></text:p>
            <text:p text:style-name="P9"><text:span text:style-name="T8"><text:s text:c="2"/></text:span><text:span text:style-name="T8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condi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guaranteed after successful method 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9"><text:span text:style-name="T7">public void insert(int i, String c) {</text:span></text:p>
            <text:p text:style-name="P9"><text:span text:style-name="T7"><text:s text:c="2"/></text:span><text:span text:style-name="T7">assertClassInvariants();</text:span></text:p>
            <text:p text:style-name="P9"><text:span text:style-name="T7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8"><text:s text:c="2"/></text:span><text:span text:style-name="T8">assert (oldNoComponents + 1) == getNoComponents() : "...";</text:span></text:p>
            <text:p text:style-name="P9"><text:span text:style-name="T7"/></text:p>
            <text:p text:style-name="P9"><text:span text:style-name="T7"><text:s text:c="2"/></text:span><text:span text:style-name="T7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onstraints on the object’s state space</text:span></text:p>
                <text:list>
                  <text:list-item>
                    <text:p><text:span text:style-name="T13">The class (implementation) must make sure its invariants are 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7" draw:text-style-name="P19" draw:layer="layout" svg:width="27cm" svg:height="17.5cm" svg:x="0.5cm" svg:y="3cm" presentation:class="outline" presentation:user-transformed="true">
          <draw:text-box>
            <text:p text:style-name="P18"><text:span text:style-name="T7">public void insert(int i, String c) {</text:span></text:p>
            <text:p text:style-name="P9"><text:span text:style-name="T8"><text:s text:c="2"/></text:span><text:span text:style-name="T8">assertClassInvariants();</text:span></text:p>
            <text:p text:style-name="P9"><text:span text:style-name="T8"/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/></text:p>
            <text:p text:style-name="P9"><text:span text:style-name="T7"><text:s text:c="2"/></text:span><text:span text:style-name="T7">doInsert(i, c);</text:span></text:p>
            <text:p text:style-name="P9"><text:span text:style-name="T7"/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/></text:p>
            <text:p text:style-name="P9"><text:span text:style-name="T8"><text:s text:c="2"/></text:span><text:span text:style-name="T8">assertClassInvariants();</text:span></text:p>
            <text:p text:style-name="P9"><text:span text:style-name="T7">}</text:span></text:p>
            <text:p text:style-name="P9"><text:span text:style-name="T7"/></text:p>
            <text:p text:style-name="P9"><text:span text:style-name="T7">protected abstract void doInsert(int i, String c);</text:span></text:p>
            <text:p text:style-name="P9"><text:span text:style-name="T7"/></text:p>
            <text:p text:style-name="P9"><text:span text:style-name="T8">protected void assertClassInvariants() {</text:span></text:p>
            <text:p text:style-name="P18"><text:span text:style-name="T8"><text:s text:c="2"/></text:span><text:span text:style-name="T8">assert getNoComponents() &gt;= 0; </text:span></text:p>
            <text:p text:style-name="P18"><text:span text:style-name="T8"><text:s text:c="2"/></text:span><text:span text:style-name="T8">...</text:span></text:p>
            <text:p text:style-name="P18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n Java, use <text:span text:style-name="T14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7" draw:text-style-name="P19" draw:layer="layout" svg:width="27cm" svg:height="12.5cm" svg:x="0.5cm" svg:y="8cm" presentation:class="outline" presentation:user-transformed="true">
          <draw:text-box>
            <text:p text:style-name="P18"><text:span text:style-name="T7">protected void assertIsValidIndex(int i, int upperLimit)</text:span></text:p>
            <text:p text:style-name="P18"><text:span text:style-name="T7"><text:s text:c="2"/></text:span><text:span text:style-name="T7">throws IndexOutOfBoundsException {</text:span></text:p>
            <text:p text:style-name="P18"><text:span text:style-name="T7"><text:s text:c="2"/></text:span><text:span text:style-name="T7">if ((i &lt; 0) || (i &gt;= upperLimit)) {</text:span></text:p>
            <text:p text:style-name="P18"><text:span text:style-name="T7"><text:s text:c="4"/></text:span><text:span text:style-name="T7">String msg = String.valueOf(i) + "(of " +</text:span></text:p>
            <text:p text:style-name="P18"><text:span text:style-name="T7"><text:s text:c="6"/></text:span><text:span text:style-name="T7">String.valueOf(getNoComponents()) +")";</text:span></text:p>
            <text:p text:style-name="P18"><text:span text:style-name="T7"><text:s text:c="4"/></text:span><text:span text:style-name="T7">throw new IndexOutOfBoundsException(msg);</text:span></text:p>
            <text:p text:style-name="P18"><text:span text:style-name="T7"><text:s text:c="2"/></text:span><text:span text:style-name="T7">}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7" draw:layer="layout" svg:width="18.86cm" svg:height="17.5cm" svg:x="4.571cm" svg:y="3cm">
          <draw:image xlink:href="Pictures/10000000000001AF000001906393AE3C153651D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Focus on preconditions ...</text:span></text:p>
                <text:list>
                  <text:list-item>
                    <text:p><text:span text:style-name="T15">to protect method operations</text:span></text:p>
                  </text:list-item>
                  <text:list-item>
                    <text:p><text:span text:style-name="T15">to 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7" draw:text-style-name="P10" draw:layer="layout" svg:width="27cm" svg:height="6.7cm" svg:x="0.5cm" svg:y="3cm" presentation:class="outline" presentation:user-transformed="true">
          <draw:text-box>
            <text:p text:style-name="P9"><text:span text:style-name="T7">public void </text:span><text:span text:style-name="T8">insert</text:span><text:span text:style-name="T7">(int i, String c) {</text:span></text:p>
            <text:p text:style-name="P9"><text:span text:style-name="T7"><text:s text:c="2"/></text:span><text:span text:style-name="T7">assertIsValidIndex(i, getNoComponents() + 1);</text:span></text:p>
            <text:p text:style-name="P9"><text:span text:style-name="T7"><text:s text:c="2"/></text:span><text:span text:style-name="T7">assertIsNonNullArgument(c);</text:span></text:p>
            <text:p text:style-name="P9"><text:span text:style-name="T7"><text:s text:c="2"/></text:span><text:span text:style-name="T7">int oldNoComponents = getNoComponents();</text:span></text:p>
            <text:p text:style-name="P9"><text:span text:style-name="T7"><text:s text:c="2"/></text:span><text:span text:style-name="T8">doInsert</text:span><text:span text:style-name="T7">(i, c);</text:span></text:p>
            <text:p text:style-name="P9"><text:span text:style-name="T7"><text:s text:c="2"/></text:span><text:span text:style-name="T7">assert (oldNoComponents + 1) == getNoComponents() : "...";</text:span></text:p>
            <text:p text:style-name="P9"><text:span text:style-name="T7">}</text:span></text:p>
          </draw:text-box>
        </draw:frame>
        <draw:frame presentation:style-name="pr7" draw:text-style-name="P10" draw:layer="layout" svg:width="27cm" svg:height="10.8cm" svg:x="0.5cm" svg:y="9.7cm" presentation:class="outline" presentation:user-transformed="true">
          <draw:text-box>
            <text:p text:style-name="P9"><text:span text:style-name="T7">protected void </text:span><text:span text:style-name="T8">doInsert</text:span><text:span text:style-name="T7">(int index, String component) {</text:span></text:p>
            <text:p text:style-name="P9"><text:span text:style-name="T7"><text:s text:c="2"/></text:span><text:span text:style-name="T7">int newSize = getNoComponents() + 1;</text:span></text:p>
            <text:p text:style-name="P9"><text:span text:style-name="T7"><text:s text:c="2"/></text:span><text:span text:style-name="T7">String[] newComponents = new String[newSize];</text:span></text:p>
            <text:p text:style-name="P9"><text:span text:style-name="T7"><text:s text:c="2"/></text:span><text:span text:style-name="T7">for (int i = 0, j = 0; j &lt; newSize; j++) {</text:span></text:p>
            <text:p text:style-name="P9"><text:span text:style-name="T7"><text:s text:c="4"/></text:span><text:span text:style-name="T7">if (j != index) {</text:span></text:p>
            <text:p text:style-name="P9"><text:span text:style-name="T7"><text:s text:c="6"/></text:span><text:span text:style-name="T7">newComponents[j] = components[i++];</text:span></text:p>
            <text:p text:style-name="P9"><text:span text:style-name="T7"><text:s text:c="4"/></text:span><text:span text:style-name="T7">} else {</text:span></text:p>
            <text:p text:style-name="P9"><text:span text:style-name="T7"><text:s text:c="6"/></text:span><text:span text:style-name="T7">newComponents[j] = component;</text:span></text:p>
            <text:p text:style-name="P9"><text:span text:style-name="T7"><text:s text:c="4"/></text:span><text:span text:style-name="T7">}</text:span></text:p>
            <text:p text:style-name="P9"><text:span text:style-name="T7"><text:s text:c="2"/></text:span><text:span text:style-name="T7">}</text:span></text:p>
            <text:p text:style-name="P9"><text:span text:style-name="T7"><text:s text:c="2"/></text:span><text:span text:style-name="T7">components = newComponents;</text:span></text:p>
            <text:p text:style-name="P9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6" draw:layer="layout" svg:width="27cm" svg:height="15cm" svg:x="0.5cm" svg:y="3cm" presentation:class="outline" presentation:user-transformed="true">
          <draw:text-box>
            <text:list text:style-name="L3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ntravariantly redefine method argument typ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<text:span text:style-name="T6">covariantly redefine return typ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2.5cm" svg:x="0cm" svg:y="0cm" presentation:class="title" presentation:user-transformed="true">
          <draw:text-box>
            <text:p>Preconditions and super.method() Call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Ensure preconditions of super.method(...) before using it</text:p>
              </text:list-item>
            </text:list>
          </draw:text-box>
        </draw:frame>
        <draw:frame presentation:style-name="pr7" draw:text-style-name="P19" draw:layer="layout" svg:width="27cm" svg:height="4.5cm" svg:x="0.5cm" svg:y="4.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11.5cm" svg:x="0.5cm" svg:y="9cm" presentation:class="outline" presentation:user-transformed="true">
          <draw:text-box>
            <text:p text:style-name="P18"><text:span text:style-name="T7">public LazyName LazyName#insert(int index, String component) {</text:span></text:p>
            <text:p text:style-name="P18"><text:span text:style-name="T8"><text:s text:c="2"/></text:span><text:span text:style-name="T8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2.5cm" svg:x="0cm" svg:y="0cm" presentation:class="title" presentation:user-transformed="true">
          <draw:text-box>
            <text:p>Postconditions and Dual Hierarchi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7" draw:text-style-name="P19" draw:layer="layout" svg:width="27cm" svg:height="4.5cm" svg:x="0.5cm" svg:y="4.5cm" presentation:class="outline" presentation:user-transformed="true">
          <draw:text-box>
            <text:p text:style-name="P18"><text:span text:style-name="T7">public Name AbstractName#insert(int index, String component) {</text:span></text:p>
            <text:p text:style-name="P18"><text:span text:style-name="T7"><text:s text:c="2"/></text:span><text:span text:style-name="T7">assertIsValidIndex(index, getNoComponents() + 1);</text:span></text:p>
            <text:p text:style-name="P18"><text:span text:style-name="T7"><text:s text:c="2"/></text:span><text:span text:style-name="T7">return doInsert(index, component);</text:span></text:p>
            <text:p text:style-name="P18"><text:span text:style-name="T7">}</text:span></text:p>
          </draw:text-box>
        </draw:frame>
        <draw:frame presentation:style-name="pr7" draw:text-style-name="P19" draw:layer="layout" svg:width="27cm" svg:height="11.5cm" svg:x="0.5cm" svg:y="9cm" presentation:class="outline" presentation:user-transformed="true">
          <draw:text-box>
            <text:p text:style-name="P18"><text:span text:style-name="T7">public </text:span><text:span text:style-name="T8">LazyName </text:span><text:span text:style-name="T7">LazyName#insert(int index, String component) {</text:span></text:p>
            <text:p text:style-name="P18"><text:span text:style-name="T16"><text:s text:c="2"/></text:span><text:span text:style-name="T16">ensureLength(index);</text:span></text:p>
            <text:p text:style-name="P18"><text:span text:style-name="T7"><text:s text:c="2"/></text:span><text:span text:style-name="T7">return super.insert(index, component);</text:span></text:p>
            <text:p text:style-name="P18"><text:span text:style-name="T7">}</text:span></text:p>
            <text:p text:style-name="P18"><text:span text:style-name="T7"/></text:p>
            <text:p text:style-name="P18"><text:span text:style-name="T7">protected void ensureLength(int length) {</text:span></text:p>
            <text:p text:style-name="P18"><text:span text:style-name="T7"><text:s text:c="2"/></text:span><text:span text:style-name="T7">// extend internal representation with empty components</text:span></text:p>
            <text:p text:style-name="P18"><text:span text:style-name="T7"><text:s text:c="2"/></text:span><text:span text:style-name="T7">... </text:span></text:p>
            <text:p text:style-name="P18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<text:span text:style-name="T6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Modern programming languages distinguish both modes</text:span></text:p>
                <text:list>
                  <text:list-item>
                    <text:p><text:span text:style-name="T13">Contract violation leads to exceptions being thrown</text:span></text:p>
                  </text:list-item>
                  <text:list-item>
                    <text:p><text:span text:style-name="T13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9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5cm" svg:x="0.5cm" svg:y="3cm">
          <table:table table:template-name="bw" table:use-first-row-styles="true" table:use-first-column-styles="true" table:use-banding-rows-styles="true">
            <table:table-column table:style-name="co1"/>
            <table:table-column table:style-name="co3"/>
            <table:table-column table:style-name="co4"/>
            <table:table-row table:style-name="ro3" table:default-cell-style-name="ce10">
              <table:table-cell table:style-name="ce9"/>
              <table:table-cell table:number-columns-spanned="2">
                <text:p text:style-name="P20"><text:span text:style-name="T10">Control Flow</text:span></text:p>
              </table:table-cell>
              <table:covered-table-cell/>
            </table:table-row>
            <table:table-row table:style-name="ro3" table:default-cell-style-name="ce11">
              <table:table-cell table:style-name="ce9"/>
              <table:table-cell>
                <text:p text:style-name="P20"><text:span text:style-name="T17">Normal Return</text:span></text:p>
                <text:p text:style-name="P20"><text:span text:style-name="T17">by </text:span><text:span text:style-name="T18">return</text:span></text:p>
              </table:table-cell>
              <table:table-cell>
                <text:p text:style-name="P20"><text:span text:style-name="T17">Abnormal Return</text:span></text:p>
                <text:p text:style-name="P20"><text:span text:style-name="T17">by Exception</text:span></text:p>
              </table:table-cell>
            </table:table-row>
            <table:table-row table:style-name="ro4" table:default-cell-style-name="ce13">
              <table:table-cell table:style-name="ce12">
                <text:p text:style-name="P20"><text:span text:style-name="T19">Contract</text:span></text:p>
                <text:p text:style-name="P20"><text:span text:style-name="T19">Fulfilled</text:span></text:p>
              </table:table-cell>
              <table:table-cell>
                <text:p text:style-name="P20"><text:span text:style-name="T20">x</text:span></text:p>
              </table:table-cell>
              <table:table-cell>
                <text:p text:style-name="P20"><text:span text:style-name="T20">–</text:span></text:p>
              </table:table-cell>
            </table:table-row>
            <table:table-row table:style-name="ro5" table:default-cell-style-name="ce13">
              <table:table-cell table:style-name="ce12">
                <text:p text:style-name="P20"><text:span text:style-name="T19">Contract</text:span></text:p>
                <text:p text:style-name="P20"><text:span text:style-name="T19">Not Fulfilled</text:span></text:p>
              </table:table-cell>
              <table:table-cell>
                <text:p text:style-name="P20"><text:span text:style-name="T20">–</text:span></text:p>
              </table:table-cell>
              <table:table-cell>
                <text:p text:style-name="P20"><text:span text:style-name="T20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1" draw:layer="layout" svg:width="20cm" svg:height="4cm" svg:x="0cm" svg:y="17cm">
          <draw:text-box>
            <text:p text:style-name="P11"><text:span text:style-name="T9">[1]</text:span><text:span text:style-name="T9"><text:tab/></text:span><text:span text:style-name="T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9" draw:text-style-name="P22" draw:layer="layout" svg:width="27cm" svg:height="15cm" svg:x="0.5cm" svg:y="3cm" presentation:class="subtitle" presentation:user-transformed="true">
          <draw:text-box>
            <text:p text:style-name="P16"><text:span text:style-name="T21">Handling an Exception</text:span></text:p>
            <text:list text:style-name="L6">
              <text:list-item>
                <text:p text:style-name="P16"><text:span text:style-name="T21">Resumption</text:span></text:p>
              </text:list-item>
              <text:list-item>
                <text:p text:style-name="P16"><text:span text:style-name="T21">Organized Panic</text:span></text:p>
              </text:list-item>
            </text:list>
            <text:p text:style-name="P16"><text:span text:style-name="T5"/></text:p>
            <text:p text:style-name="P16"><text:span text:style-name="T5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10" draw:text-style-name="P23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  <text:list>
                  <text:list-item>
                    <text:p>Definition, benefits, and realization</text:p>
                  </text:list-item>
                  <text:list-item>
                    <text:p>DbC vs defensive programming</text:p>
                  </text:list-item>
                  <text:list-item>
                    <text:p>DbC implementation in Java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-by-contract in context</text:p>
                <text:list>
                  <text:list-item>
                    <text:p>Multi-threading</text:p>
                  </text:list-item>
                  <text:list-item>
                    <text:p>Inherit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1" draw:layer="layout" svg:width="20cm" svg:height="4cm" svg:x="0cm" svg:y="11.75cm">
          <draw:text-box>
            <text:p text:style-name="P11"><text:span text:style-name="T9">DR</text:span></text:p>
          </draw:text-box>
        </draw:frame>
        <draw:frame presentation:style-name="pr12" draw:text-style-name="P24" draw:layer="layout" svg:width="27cm" svg:height="7cm" svg:x="0.5cm" svg:y="8cm" presentation:class="subtitle">
          <draw:text-box>
            <text:p><text:span text:style-name="T22"><text:a xlink:href="mailto:dirk.riehle@fau.de" xlink:type="simple">dirk.riehle@fau.de</text:a></text:span><text:span text:style-name="T22"><text:s/>– </text:span><text:span text:style-name="T22"><text:a xlink:href="http://osr.cs.fau.de/" xlink:type="simple">http://osr.cs.fau.de</text:a></text:span></text:p>
            <text:p><text:span text:style-name="T23"><text:a xlink:href="mailto:dirk@riehle.org" xlink:type="simple">dirk@riehle.org</text:a></text:span><text:span text:style-name="T23"><text:s/>– </text:span><text:span text:style-name="T23"><text:a xlink:href="http://dirkriehle.com/" xlink:type="simple">http://dirkriehle.com</text:a></text:span><text:span text:style-name="T23"><text:s/>– </text:span><text:span text:style-name="T23"><text:a xlink:href="http://twitter.com/dirkriehle" xlink:type="simple">@dirkriehle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3" draw:text-style-name="P25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14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1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30M46S</meta:editing-duration>
    <meta:editing-cycles>178</meta:editing-cycles>
    <meta:generator>LibreOffice/6.0.7.3$Linux_X86_64 LibreOffice_project/00m0$Build-3</meta:generator>
    <meta:initial-creator>Dirk Riehle</meta:initial-creator>
    <dc:date>2019-09-22T17:49:24.674772708</dc:date>
    <meta:printed-by>Dirk Riehle</meta:printed-by>
    <meta:print-date>2013-05-04T19:19:21</meta:print-date>
    <dc:creator>D R</dc:creator>
    <meta:document-statistic meta:object-count="202"/>
    <meta:template xlink:type="simple" xlink:actuate="onRequest" xlink:title="True Blue Presentation" xlink:href="../../../../Templates/True%20Blue%20Presentation.otp" meta:date="2013-04-02T22:52:20"/>
  </office:meta>
</office:document-meta>
</file>